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123456789 and stuff</text:p>
      <text:p text:style-name="Normal">random gibberish 123121234</text:p>
      <text:p text:style-name="Normal">123-23-3456 and some stuff</text:p>
      <text:p text:style-name="Normal"><text:tab/>458-23-1796 tab handling</text:p>
      <text:p text:style-name="Normal">zero testing 000121234 123001234 123230000</text:p>
      <text:p text:style-name="Normal">range testing 666121234 740459876 900125432 899983456</text:p>
      <text:p text:style-name="Normal">12345678 123456789000 1234middle12345</text:p>
      <text:p text:style-name="Normal">28374029563847295</text:p>
      <text:p text:style-name="Normal"/>
      <text:p text:style-name="Normal">count should be 6</text:p>
      <text:p text:style-name="Normal">priority 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200%"/>
      <style:text-properties style:font-name="Times New Roman" fo:font-size="12pt" style:font-size-asian="12pt" style:font-size-complex="11pt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teven Kakoczky</meta:initial-creator>
    <dc:creator>Steven Kakoczky</dc:creator>
    <meta:creation-date>2011-12-07T02:42:00Z</meta:creation-date>
    <dc:date>2011-12-07T02:43:00Z</dc:date>
    <meta:template xlink:href="Normal.dotm" xlink:type="simple"/>
    <meta:editing-cycles>2</meta:editing-cycles>
    <meta:editing-duration>PT60S</meta:editing-duration>
    <meta:document-statistic meta:page-count="1" meta:paragraph-count="1" meta:word-count="42" meta:character-count="282" meta:row-count="2" meta:non-whitespace-character-count="241"/>
  </office:meta>
</office:document-meta>
</file>